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s1" style:family="table-cell" style:parent-style-name="Default">
      <style:table-cell-properties fo:background-color="#ff0000" style:text-align-source="fix" style:repeat-content="false" fo:border="0.74pt solid #000000"/>
      <style:paragraph-properties fo:text-align="center"/>
      <style:text-properties fo:color="#cccccc" fo:font-size="10pt" fo:font-weight="bold"/>
    </style:style>
    <style:style style:name="cs2" style:family="table-cell" style:parent-style-name="Default">
      <style:table-cell-properties fo:background-color="#ffff80" style:text-align-source="fix" style:repeat-content="false" fo:border="0.74pt solid #000000"/>
      <style:paragraph-properties fo:text-align="center"/>
      <style:text-properties fo:color="#000000" fo:font-size="10pt"/>
    </style:style>
    <style:style style:name="cs4" style:family="table-cell" style:parent-style-name="Default">
      <style:table-cell-properties fo:background-color="#c0c0c0" style:text-align-source="fix" style:repeat-content="false" fo:border="0.74pt solid #000000"/>
      <style:paragraph-properties fo:text-align="center"/>
      <style:text-properties fo:color="#000000" fo:font-size="10pt" fo:font-weight="bold"/>
    </style:style>
    <style:style style:name="cs3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color="#000000" fo:font-size="10pt"/>
    </style:style>
  </office:automatic-styles>
  <office:body>
    <office:spreadsheet>
      <table:table table:name="KeyMatrix" table:style-name="ta1">
        <table:table-column table:style-name="co1" table:visibility="collapse" table:number-columns-repeated="8" table:default-cell-style-name="cs2"/>
        <table:table-column table:style-name="co1" table:number-columns-repeated="5" table:default-cell-style-name="cs2"/>
        <table:table-column table:style-name="co1" table:number-columns-repeated="13" table:default-cell-style-name="cs3"/>
        <table:table-row table:style-name="ro1">
          <table:table-cell table:style-name="cs1" office:value-type="string" calcext:value-type="string">
            <text:p>X</text:p>
          </table:table-cell>
          <table:table-cell table:number-columns-repeated="9" table:style-name="cs3" office:value-type="string" calcext:value-type="string">
            <text:p/>
          </table:table-cell>
          <table:table-cell table:style-name="cs3" office:value-type="string" calcext:value-type="string">
            <text:p>Rght</text:p>
          </table:table-cell>
          <table:table-cell table:style-name="cs3" office:value-type="string" calcext:value-type="string">
            <text:p>]</text:p>
          </table:table-cell>
          <table:table-cell table:style-name="cs3" office:value-type="string" calcext:value-type="string">
            <text:p>-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_Ct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formula="of:=[.B1]">
            <text:p/>
          </table:table-cell>
          <table:table-cell table:style-name="cs1" office:value-type="string" calcext:value-type="string">
            <text:p>X</text:p>
          </table:table-cell>
          <table:table-cell table:number-columns-repeated="7" table:style-name="cs3" office:value-type="string" calcext:value-type="string">
            <text:p/>
          </table:table-cell>
          <table:table-cell table:style-name="cs3" office:value-type="string" calcext:value-type="string">
            <text:p>Del</text:p>
          </table:table-cell>
          <table:table-cell table:style-name="cs3" office:value-type="string" calcext:value-type="string">
            <text:p>Dwn</text:p>
          </table:table-cell>
          <table:table-cell table:style-name="cs3" office:value-type="string" calcext:value-type="string">
            <text:p>Left</text:p>
          </table:table-cell>
          <table:table-cell table:style-name="cs3" office:value-type="string" calcext:value-type="string">
            <text:p>$</text:p>
          </table:table-cell>
          <table:table-cell office:value-type="string" calcext:value-type="string">
            <text:p>«</text:p>
          </table:table-cell>
          <table:table-cell office:value-type="string" calcext:value-type="string">
            <text:p>Mnu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_Alt</text:p>
          </table:table-cell>
          <table:table-cell office:value-type="string" calcext:value-type="string">
            <text:p>Z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>
          <table:table-cell table:formula="of:=[.C1]">
            <text:p/>
          </table:table-cell>
          <table:table-cell table:formula="of:=[.C2]">
            <text:p/>
          </table:table-cell>
          <table:table-cell table:style-name="cs1" office:value-type="string" calcext:value-type="string">
            <text:p>X</text:p>
          </table:table-cell>
          <table:table-cell table:number-columns-repeated="5" table:style-name="cs3" office:value-type="string" calcext:value-type="string">
            <text:p/>
          </table:table-cell>
          <table:table-cell table:style-name="cs3" office:value-type="string" calcext:value-type="string">
            <text:p>PgD</text:p>
          </table:table-cell>
          <table:table-cell table:style-name="cs3" office:value-type="string" calcext:value-type="string">
            <text:p/>
          </table:table-cell>
          <table:table-cell table:style-name="cs3" office:value-type="string" calcext:value-type="string">
            <text:p>;</text:p>
          </table:table-cell>
          <table:table-cell table:style-name="cs3" office:value-type="string" calcext:value-type="string">
            <text:p>Home</text:p>
          </table:table-cell>
          <table:table-cell table:style-name="cs3" office:value-type="string" calcext:value-type="string">
            <text:p>?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_Alt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formula="of:=[.D1]">
            <text:p/>
          </table:table-cell>
          <table:table-cell table:formula="of:=[.D2]">
            <text:p/>
          </table:table-cell>
          <table:table-cell table:formula="of:=[.D3]">
            <text:p/>
          </table:table-cell>
          <table:table-cell table:style-name="cs1" office:value-type="string" calcext:value-type="string">
            <text:p>X</text:p>
          </table:table-cell>
          <table:table-cell table:number-columns-repeated="5" table:style-name="cs3" office:value-type="string" calcext:value-type="string">
            <text:p/>
          </table:table-cell>
          <table:table-cell table:style-name="cs3" office:value-type="string" calcext:value-type="string">
            <text:p>PgU</text:p>
          </table:table-cell>
          <table:table-cell table:style-name="cs3" office:value-type="string" calcext:value-type="string">
            <text:p>\</text:p>
          </table:table-cell>
          <table:table-cell table:style-name="cs3" office:value-type="string" calcext:value-type="string">
            <text:p>Up</text:p>
          </table:table-cell>
          <table:table-cell table:style-name="cs3" office:value-type="string" calcext:value-type="string">
            <text:p/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R_Sh</text:p>
          </table:table-cell>
          <table:table-cell office:value-type="string" calcext:value-type="string">
            <text:p>Caps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formula="of:=[.E1]">
            <text:p/>
          </table:table-cell>
          <table:table-cell table:formula="of:=[.E2]">
            <text:p/>
          </table:table-cell>
          <table:table-cell table:formula="of:=[.E3]">
            <text:p/>
          </table:table-cell>
          <table:table-cell table:formula="of:=[.E4]">
            <text:p/>
          </table:table-cell>
          <table:table-cell table:style-name="cs1" office:value-type="string" calcext:value-type="string">
            <text:p>X</text:p>
          </table:table-cell>
          <table:table-cell table:number-columns-repeated="5" table:style-name="cs3" office:value-type="string" calcext:value-type="string">
            <text:p/>
          </table:table-cell>
          <table:table-cell table:style-name="cs3" office:value-type="string" calcext:value-type="string">
            <text:p>Ent</text:p>
          </table:table-cell>
          <table:table-cell table:style-name="cs3" office:value-type="string" calcext:value-type="string">
            <text:p/>
          </table:table-cell>
          <table:table-cell table:style-name="cs3" office:value-type="string" calcext:value-type="string">
            <text:p>[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_W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formula="of:=[.F1]">
            <text:p/>
          </table:table-cell>
          <table:table-cell table:formula="of:=[.F2]">
            <text:p/>
          </table:table-cell>
          <table:table-cell table:formula="of:=[.F3]">
            <text:p/>
          </table:table-cell>
          <table:table-cell table:formula="of:=[.F4]">
            <text:p/>
          </table:table-cell>
          <table:table-cell table:formula="of:=[.F5]">
            <text:p/>
          </table:table-cell>
          <table:table-cell table:style-name="cs1" office:value-type="string" calcext:value-type="string">
            <text:p>X</text:p>
          </table:table-cell>
          <table:table-cell table:number-columns-repeated="4" table:style-name="cs3" office:value-type="string" calcext:value-type="string">
            <text:p/>
          </table:table-cell>
          <table:table-cell table:style-name="cs3" office:value-type="string" calcext:value-type="string">
            <text:p>BckS</text:p>
          </table:table-cell>
          <table:table-cell table:style-name="cs3" office:value-type="string" calcext:value-type="string">
            <text:p>+</text:p>
          </table:table-cell>
          <table:table-cell table:style-name="cs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_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formula="of:=[.G1]">
            <text:p/>
          </table:table-cell>
          <table:table-cell table:formula="of:=[.G2]">
            <text:p/>
          </table:table-cell>
          <table:table-cell table:formula="of:=[.G3]">
            <text:p/>
          </table:table-cell>
          <table:table-cell table:formula="of:=[.G4]">
            <text:p/>
          </table:table-cell>
          <table:table-cell table:formula="of:=[.G5]">
            <text:p/>
          </table:table-cell>
          <table:table-cell table:formula="of:=[.G6]">
            <text:p/>
          </table:table-cell>
          <table:table-cell table:style-name="cs1" office:value-type="string" calcext:value-type="string">
            <text:p>X</text:p>
          </table:table-cell>
          <table:table-cell table:number-columns-repeated="3" table:style-name="cs3" office:value-type="string" calcext:value-type="string">
            <text:p/>
          </table:table-cell>
          <table:table-cell table:style-name="cs3" office:value-type="string" calcext:value-type="string">
            <text:p>Pau</text:p>
          </table:table-cell>
          <table:table-cell table:style-name="cs3" office:value-type="string" calcext:value-type="string">
            <text:p>PrSc</text:p>
          </table:table-cell>
          <table:table-cell table:style-name="cs3" office:value-type="string" calcext:value-type="string">
            <text:p>F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L_Sh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formula="of:=[.H1]">
            <text:p/>
          </table:table-cell>
          <table:table-cell table:formula="of:=[.H2]">
            <text:p/>
          </table:table-cell>
          <table:table-cell table:formula="of:=[.H3]">
            <text:p/>
          </table:table-cell>
          <table:table-cell table:formula="of:=[.H4]">
            <text:p/>
          </table:table-cell>
          <table:table-cell table:formula="of:=[.H5]">
            <text:p/>
          </table:table-cell>
          <table:table-cell table:formula="of:=[.H6]">
            <text:p/>
          </table:table-cell>
          <table:table-cell table:formula="of:=[.H7]">
            <text:p/>
          </table:table-cell>
          <table:table-cell table:style-name="cs1" office:value-type="string" calcext:value-type="string">
            <text:p>X</text:p>
          </table:table-cell>
          <table:table-cell table:number-columns-repeated="2" table:style-name="cs3" office:value-type="string" calcext:value-type="string">
            <text:p/>
          </table:table-cell>
          <table:table-cell table:style-name="cs3" office:value-type="string" calcext:value-type="string">
            <text:p>End</text:p>
          </table:table-cell>
          <table:table-cell table:style-name="cs3" office:value-type="string" calcext:value-type="string">
            <text:p/>
          </table:table-cell>
          <table:table-cell table:style-name="cs3" office:value-type="string" calcext:value-type="string">
            <text:p>F11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ESC</text:p>
          </table:table-cell>
          <table:table-cell office:value-type="string" calcext:value-type="string">
            <text:p>Fn</text:p>
          </table:table-cell>
        </table:table-row>
        <table:table-row table:style-name="ro1" table:visibility="collapse">
          <table:table-cell table:formula="of:=[.I1]">
            <text:p/>
          </table:table-cell>
          <table:table-cell table:formula="of:=[.I2]">
            <text:p/>
          </table:table-cell>
          <table:table-cell table:formula="of:=[.I3]" office:value-type="string" office:string-value="PgD" calcext:value-type="string">
            <text:p>PgD</text:p>
          </table:table-cell>
          <table:table-cell table:formula="of:=[.I4]">
            <text:p/>
          </table:table-cell>
          <table:table-cell table:formula="of:=[.I5]">
            <text:p/>
          </table:table-cell>
          <table:table-cell table:formula="of:=[.I6]">
            <text:p/>
          </table:table-cell>
          <table:table-cell table:formula="of:=[.I7]">
            <text:p/>
          </table:table-cell>
          <table:table-cell table:formula="of:=[.I8]">
            <text:p/>
          </table:table-cell>
          <table:table-cell table:style-name="cs1" office:value-type="string" calcext:value-type="string">
            <text:p>X</text:p>
          </table:table-cell>
          <table:table-cell table:number-columns-repeated="4" table:style-name="cs3" office:value-type="string" calcext:value-type="string">
            <text:p/>
          </table:table-cell>
          <table:table-cell table:number-columns-repeated="13" office:value-type="string" calcext:value-type="string">
            <text:p/>
          </table:table-cell>
        </table:table-row>
        <table:table-row table:style-name="ro1" table:visibility="collapse">
          <table:table-cell table:formula="of:=[.J1]">
            <text:p/>
          </table:table-cell>
          <table:table-cell table:formula="of:=[.J2]" office:value-type="string" office:string-value="Del" calcext:value-type="string">
            <text:p>Del</text:p>
          </table:table-cell>
          <table:table-cell table:formula="of:=[.J3]">
            <text:p/>
          </table:table-cell>
          <table:table-cell table:formula="of:=[.J4]" office:value-type="string" office:string-value="PgU" calcext:value-type="string">
            <text:p>PgU</text:p>
          </table:table-cell>
          <table:table-cell table:formula="of:=[.J5]">
            <text:p/>
          </table:table-cell>
          <table:table-cell table:formula="of:=[.J6]">
            <text:p/>
          </table:table-cell>
          <table:table-cell table:formula="of:=[.J7]">
            <text:p/>
          </table:table-cell>
          <table:table-cell table:formula="of:=[.J8]">
            <text:p/>
          </table:table-cell>
          <table:table-cell table:formula="of:=[.J9]">
            <text:p/>
          </table:table-cell>
          <table:table-cell table:style-name="cs1" office:value-type="string" calcext:value-type="string">
            <text:p>X</text:p>
          </table:table-cell>
          <table:table-cell table:number-columns-repeated="3" table:style-name="cs3" office:value-type="string" calcext:value-type="string">
            <text:p/>
          </table:table-cell>
          <table:table-cell table:number-columns-repeated="13" office:value-type="string" calcext:value-type="string">
            <text:p/>
          </table:table-cell>
        </table:table-row>
        <table:table-row table:style-name="ro1" table:visibility="collapse">
          <table:table-cell table:formula="of:=[.K1]" office:value-type="string" office:string-value="Rght" calcext:value-type="string">
            <text:p>Rght</text:p>
          </table:table-cell>
          <table:table-cell table:formula="of:=[.K2]" office:value-type="string" office:string-value="Dwn" calcext:value-type="string">
            <text:p>Dwn</text:p>
          </table:table-cell>
          <table:table-cell table:formula="of:=[.K3]" office:value-type="string" office:string-value=";" calcext:value-type="string">
            <text:p>;</text:p>
          </table:table-cell>
          <table:table-cell table:formula="of:=[.K4]" office:value-type="string" office:string-value="\" calcext:value-type="string">
            <text:p>\</text:p>
          </table:table-cell>
          <table:table-cell table:formula="of:=[.K5]" office:value-type="string" office:string-value="Ent" calcext:value-type="string">
            <text:p>Ent</text:p>
          </table:table-cell>
          <table:table-cell table:formula="of:=[.K6]" office:value-type="string" office:string-value="BckS" calcext:value-type="string">
            <text:p>BckS</text:p>
          </table:table-cell>
          <table:table-cell table:formula="of:=[.K7]" office:value-type="string" office:string-value="Pau" calcext:value-type="string">
            <text:p>Pau</text:p>
          </table:table-cell>
          <table:table-cell table:formula="of:=[.K8]" office:value-type="string" office:string-value="End" calcext:value-type="string">
            <text:p>End</text:p>
          </table:table-cell>
          <table:table-cell table:formula="of:=[.K9]">
            <text:p/>
          </table:table-cell>
          <table:table-cell table:formula="of:=[.K10]">
            <text:p/>
          </table:table-cell>
          <table:table-cell table:style-name="cs1" office:value-type="string" calcext:value-type="string">
            <text:p>X</text:p>
          </table:table-cell>
          <table:table-cell table:number-columns-repeated="2" table:style-name="cs3" office:value-type="string" calcext:value-type="string">
            <text:p/>
          </table:table-cell>
          <table:table-cell table:number-columns-repeated="13" office:value-type="string" calcext:value-type="string">
            <text:p/>
          </table:table-cell>
        </table:table-row>
        <table:table-row table:style-name="ro1" table:visibility="collapse">
          <table:table-cell table:formula="of:=[.L1]" office:value-type="string" office:string-value="]" calcext:value-type="string">
            <text:p>]</text:p>
          </table:table-cell>
          <table:table-cell table:formula="of:=[.L2]" office:value-type="string" office:string-value="Left" calcext:value-type="string">
            <text:p>Left</text:p>
          </table:table-cell>
          <table:table-cell table:formula="of:=[.L3]" office:value-type="string" office:string-value="Home" calcext:value-type="string">
            <text:p>Home</text:p>
          </table:table-cell>
          <table:table-cell table:formula="of:=[.L4]" office:value-type="string" office:string-value="Up" calcext:value-type="string">
            <text:p>Up</text:p>
          </table:table-cell>
          <table:table-cell table:formula="of:=[.L5]">
            <text:p/>
          </table:table-cell>
          <table:table-cell table:formula="of:=[.L6]" office:value-type="string" office:string-value="+" calcext:value-type="string">
            <text:p>+</text:p>
          </table:table-cell>
          <table:table-cell table:formula="of:=[.L7]" office:value-type="string" office:string-value="PrSc" calcext:value-type="string">
            <text:p>PrSc</text:p>
          </table:table-cell>
          <table:table-cell table:formula="of:=[.L8]">
            <text:p/>
          </table:table-cell>
          <table:table-cell table:formula="of:=[.L9]">
            <text:p/>
          </table:table-cell>
          <table:table-cell table:formula="of:=[.L10]">
            <text:p/>
          </table:table-cell>
          <table:table-cell table:formula="of:=[.L11]">
            <text:p/>
          </table:table-cell>
          <table:table-cell table:style-name="cs1" office:value-type="string" calcext:value-type="string">
            <text:p>X</text:p>
          </table:table-cell>
          <table:table-cell table:style-name="cs3" office:value-type="string" calcext:value-type="string">
            <text:p/>
          </table:table-cell>
          <table:table-cell table:number-columns-repeated="13" office:value-type="string" calcext:value-type="string">
            <text:p/>
          </table:table-cell>
        </table:table-row>
        <table:table-row table:style-name="ro1" table:visibility="collapse">
          <table:table-cell table:formula="of:=[.M1]" office:value-type="string" office:string-value="-" calcext:value-type="string">
            <text:p>-</text:p>
          </table:table-cell>
          <table:table-cell table:formula="of:=[.M2]" office:value-type="string" office:string-value="$" calcext:value-type="string">
            <text:p>$</text:p>
          </table:table-cell>
          <table:table-cell table:formula="of:=[.M3]" office:value-type="string" office:string-value="?" calcext:value-type="string">
            <text:p>?</text:p>
          </table:table-cell>
          <table:table-cell table:formula="of:=[.M4]">
            <text:p/>
          </table:table-cell>
          <table:table-cell table:formula="of:=[.M5]" office:value-type="string" office:string-value="[" calcext:value-type="string">
            <text:p>[</text:p>
          </table:table-cell>
          <table:table-cell table:formula="of:=[.M6]" office:value-type="float" office:value="0" calcext:value-type="float">
            <text:p>0</text:p>
          </table:table-cell>
          <table:table-cell table:formula="of:=[.M7]" office:value-type="string" office:string-value="F12" calcext:value-type="string">
            <text:p>F12</text:p>
          </table:table-cell>
          <table:table-cell table:formula="of:=[.M8]" office:value-type="string" office:string-value="F11" calcext:value-type="string">
            <text:p>F11</text:p>
          </table:table-cell>
          <table:table-cell table:formula="of:=[.M9]">
            <text:p/>
          </table:table-cell>
          <table:table-cell table:formula="of:=[.M10]">
            <text:p/>
          </table:table-cell>
          <table:table-cell table:formula="of:=[.M11]">
            <text:p/>
          </table:table-cell>
          <table:table-cell table:formula="of:=[.M12]">
            <text:p/>
          </table:table-cell>
          <table:table-cell table:style-name="cs1" office:value-type="string" calcext:value-type="string">
            <text:p>X</text:p>
          </table:table-cell>
          <table:table-cell table:number-columns-repeated="13" office:value-type="string" calcext:value-type="string">
            <text:p/>
          </table:table-cell>
        </table:table-row>
        <table:table-row table:style-name="ro1" table:visibility="collapse">
          <table:table-cell table:formula="of:=[.N1]" office:value-type="string" office:string-value="P" calcext:value-type="string">
            <text:p>P</text:p>
          </table:table-cell>
          <table:table-cell table:formula="of:=[.N2]" office:value-type="string" office:string-value="«" calcext:value-type="string">
            <text:p>«</text:p>
          </table:table-cell>
          <table:table-cell table:formula="of:=[.N3]" office:value-type="string" office:string-value="&gt;" calcext:value-type="string">
            <text:p>&gt;</text:p>
          </table:table-cell>
          <table:table-cell table:formula="of:=[.N4]" office:value-type="string" office:string-value="Euro" calcext:value-type="string">
            <text:p>Euro</text:p>
          </table:table-cell>
          <table:table-cell table:formula="of:=[.N5]" office:value-type="string" office:string-value="L" calcext:value-type="string">
            <text:p>L</text:p>
          </table:table-cell>
          <table:table-cell table:formula="of:=[.N6]" office:value-type="string" office:string-value="o" calcext:value-type="string">
            <text:p>o</text:p>
          </table:table-cell>
          <table:table-cell table:formula="of:=[.N7]" office:value-type="float" office:value="9" calcext:value-type="float">
            <text:p>9</text:p>
          </table:table-cell>
          <table:table-cell table:formula="of:=[.N8]" office:value-type="string" office:string-value="F10" calcext:value-type="string">
            <text:p>F10</text:p>
          </table:table-cell>
          <table:table-cell table:formula="of:=[.N9]">
            <text:p/>
          </table:table-cell>
          <table:table-cell table:formula="of:=[.N10]">
            <text:p/>
          </table:table-cell>
          <table:table-cell table:formula="of:=[.N11]">
            <text:p/>
          </table:table-cell>
          <table:table-cell table:formula="of:=[.N12]">
            <text:p/>
          </table:table-cell>
          <table:table-cell table:formula="of:=[.N13]">
            <text:p/>
          </table:table-cell>
          <table:table-cell table:style-name="cs1" office:value-type="string" calcext:value-type="string">
            <text:p>X</text:p>
          </table:table-cell>
          <table:table-cell table:number-columns-repeated="12" office:value-type="string" calcext:value-type="string">
            <text:p/>
          </table:table-cell>
        </table:table-row>
        <table:table-row table:style-name="ro1" table:visibility="collapse">
          <table:table-cell table:formula="of:=[.O1]" office:value-type="string" office:string-value="Ins" calcext:value-type="string">
            <text:p>Ins</text:p>
          </table:table-cell>
          <table:table-cell table:formula="of:=[.O2]" office:value-type="string" office:string-value="Mnu" calcext:value-type="string">
            <text:p>Mnu</text:p>
          </table:table-cell>
          <table:table-cell table:formula="of:=[.O3]">
            <text:p/>
          </table:table-cell>
          <table:table-cell table:formula="of:=[.O4]">
            <text:p/>
          </table:table-cell>
          <table:table-cell table:formula="of:=[.O5]">
            <text:p/>
          </table:table-cell>
          <table:table-cell table:formula="of:=[.O6]">
            <text:p/>
          </table:table-cell>
          <table:table-cell table:formula="of:=[.O7]">
            <text:p/>
          </table:table-cell>
          <table:table-cell table:formula="of:=[.O8]">
            <text:p/>
          </table:table-cell>
          <table:table-cell table:formula="of:=[.O9]">
            <text:p/>
          </table:table-cell>
          <table:table-cell table:formula="of:=[.O10]">
            <text:p/>
          </table:table-cell>
          <table:table-cell table:formula="of:=[.O11]">
            <text:p/>
          </table:table-cell>
          <table:table-cell table:formula="of:=[.O12]">
            <text:p/>
          </table:table-cell>
          <table:table-cell table:formula="of:=[.O13]">
            <text:p/>
          </table:table-cell>
          <table:table-cell table:style-name="cs2" table:formula="of:=[.O14]">
            <text:p/>
          </table:table-cell>
          <table:table-cell table:style-name="cs1" office:value-type="string" calcext:value-type="string">
            <text:p>X</text:p>
          </table:table-cell>
          <table:table-cell table:number-columns-repeated="11" office:value-type="string" calcext:value-type="string">
            <text:p/>
          </table:table-cell>
        </table:table-row>
        <table:table-row table:style-name="ro1" table:visibility="collapse">
          <table:table-cell table:formula="of:=[.P1]" office:value-type="string" office:string-value="J" calcext:value-type="string">
            <text:p>J</text:p>
          </table:table-cell>
          <table:table-cell table:formula="of:=[.P2]" office:value-type="string" office:string-value="Spc" calcext:value-type="string">
            <text:p>Spc</text:p>
          </table:table-cell>
          <table:table-cell table:formula="of:=[.P3]" office:value-type="string" office:string-value="&lt;" calcext:value-type="string">
            <text:p>&lt;</text:p>
          </table:table-cell>
          <table:table-cell table:formula="of:=[.P4]" office:value-type="string" office:string-value="M" calcext:value-type="string">
            <text:p>M</text:p>
          </table:table-cell>
          <table:table-cell table:formula="of:=[.P5]" office:value-type="string" office:string-value="K" calcext:value-type="string">
            <text:p>K</text:p>
          </table:table-cell>
          <table:table-cell table:formula="of:=[.P6]" office:value-type="string" office:string-value="i" calcext:value-type="string">
            <text:p>i</text:p>
          </table:table-cell>
          <table:table-cell table:formula="of:=[.P7]" office:value-type="string" office:string-value="F8" calcext:value-type="string">
            <text:p>F8</text:p>
          </table:table-cell>
          <table:table-cell table:formula="of:=[.P8]" office:value-type="string" office:string-value="F9" calcext:value-type="string">
            <text:p>F9</text:p>
          </table:table-cell>
          <table:table-cell table:formula="of:=[.P9]">
            <text:p/>
          </table:table-cell>
          <table:table-cell table:formula="of:=[.P10]">
            <text:p/>
          </table:table-cell>
          <table:table-cell table:formula="of:=[.P11]">
            <text:p/>
          </table:table-cell>
          <table:table-cell table:formula="of:=[.P12]">
            <text:p/>
          </table:table-cell>
          <table:table-cell table:formula="of:=[.P13]">
            <text:p/>
          </table:table-cell>
          <table:table-cell table:style-name="cs2" table:formula="of:=[.P14]">
            <text:p/>
          </table:table-cell>
          <table:table-cell table:style-name="cs2" table:formula="of:=[.P15]">
            <text:p/>
          </table:table-cell>
          <table:table-cell table:style-name="cs1" office:value-type="string" calcext:value-type="string">
            <text:p>X</text:p>
          </table:table-cell>
          <table:table-cell table:number-columns-repeated="10" office:value-type="string" calcext:value-type="string">
            <text:p/>
          </table:table-cell>
        </table:table-row>
        <table:table-row table:style-name="ro1" table:visibility="collapse">
          <table:table-cell table:formula="of:=[.Q1]" office:value-type="string" office:string-value="U" calcext:value-type="string">
            <text:p>U</text:p>
          </table:table-cell>
          <table:table-cell table:formula="of:=[.Q2]" office:value-type="string" office:string-value="B" calcext:value-type="string">
            <text:p>B</text:p>
          </table:table-cell>
          <table:table-cell table:formula="of:=[.Q3]" office:value-type="string" office:string-value="N" calcext:value-type="string">
            <text:p>N</text:p>
          </table:table-cell>
          <table:table-cell table:formula="of:=[.Q4]" office:value-type="string" office:string-value="H" calcext:value-type="string">
            <text:p>H</text:p>
          </table:table-cell>
          <table:table-cell table:formula="of:=[.Q5]" office:value-type="string" office:string-value="Y" calcext:value-type="string">
            <text:p>Y</text:p>
          </table:table-cell>
          <table:table-cell table:formula="of:=[.Q6]" office:value-type="float" office:value="7" calcext:value-type="float">
            <text:p>7</text:p>
          </table:table-cell>
          <table:table-cell table:formula="of:=[.Q7]" office:value-type="float" office:value="8" calcext:value-type="float">
            <text:p>8</text:p>
          </table:table-cell>
          <table:table-cell table:formula="of:=[.Q8]" office:value-type="string" office:string-value="F7" calcext:value-type="string">
            <text:p>F7</text:p>
          </table:table-cell>
          <table:table-cell table:formula="of:=[.Q9]">
            <text:p/>
          </table:table-cell>
          <table:table-cell table:formula="of:=[.Q10]">
            <text:p/>
          </table:table-cell>
          <table:table-cell table:formula="of:=[.Q11]">
            <text:p/>
          </table:table-cell>
          <table:table-cell table:formula="of:=[.Q12]">
            <text:p/>
          </table:table-cell>
          <table:table-cell table:formula="of:=[.Q13]">
            <text:p/>
          </table:table-cell>
          <table:table-cell table:style-name="cs2" table:formula="of:=[.Q14]">
            <text:p/>
          </table:table-cell>
          <table:table-cell table:style-name="cs2" table:formula="of:=[.Q15]">
            <text:p/>
          </table:table-cell>
          <table:table-cell table:style-name="cs2" table:formula="of:=[.Q16]">
            <text:p/>
          </table:table-cell>
          <table:table-cell table:style-name="cs1" office:value-type="string" calcext:value-type="string">
            <text:p>X</text:p>
          </table:table-cell>
          <table:table-cell table:number-columns-repeated="9" office:value-type="string" calcext:value-type="string">
            <text:p/>
          </table:table-cell>
        </table:table-row>
        <table:table-row table:style-name="ro1" table:visibility="collapse">
          <table:table-cell table:formula="of:=[.R1]" office:value-type="string" office:string-value="T" calcext:value-type="string">
            <text:p>T</text:p>
          </table:table-cell>
          <table:table-cell table:formula="of:=[.R2]" office:value-type="string" office:string-value="V" calcext:value-type="string">
            <text:p>V</text:p>
          </table:table-cell>
          <table:table-cell table:formula="of:=[.R3]" office:value-type="string" office:string-value="F" calcext:value-type="string">
            <text:p>F</text:p>
          </table:table-cell>
          <table:table-cell table:formula="of:=[.R4]" office:value-type="string" office:string-value="G" calcext:value-type="string">
            <text:p>G</text:p>
          </table:table-cell>
          <table:table-cell table:formula="of:=[.R5]" office:value-type="string" office:string-value="R" calcext:value-type="string">
            <text:p>R</text:p>
          </table:table-cell>
          <table:table-cell table:formula="of:=[.R6]" office:value-type="float" office:value="5" calcext:value-type="float">
            <text:p>5</text:p>
          </table:table-cell>
          <table:table-cell table:formula="of:=[.R7]" office:value-type="float" office:value="6" calcext:value-type="float">
            <text:p>6</text:p>
          </table:table-cell>
          <table:table-cell table:formula="of:=[.R8]" office:value-type="string" office:string-value="F6" calcext:value-type="string">
            <text:p>F6</text:p>
          </table:table-cell>
          <table:table-cell table:formula="of:=[.R9]">
            <text:p/>
          </table:table-cell>
          <table:table-cell table:formula="of:=[.R10]">
            <text:p/>
          </table:table-cell>
          <table:table-cell table:formula="of:=[.R11]">
            <text:p/>
          </table:table-cell>
          <table:table-cell table:formula="of:=[.R12]">
            <text:p/>
          </table:table-cell>
          <table:table-cell table:formula="of:=[.R13]">
            <text:p/>
          </table:table-cell>
          <table:table-cell table:style-name="cs2" table:formula="of:=[.R14]">
            <text:p/>
          </table:table-cell>
          <table:table-cell table:style-name="cs2" table:formula="of:=[.R15]">
            <text:p/>
          </table:table-cell>
          <table:table-cell table:style-name="cs2" table:formula="of:=[.R16]">
            <text:p/>
          </table:table-cell>
          <table:table-cell table:style-name="cs2" table:formula="of:=[.R17]">
            <text:p/>
          </table:table-cell>
          <table:table-cell table:style-name="cs1" office:value-type="string" calcext:value-type="string">
            <text:p>X</text:p>
          </table:table-cell>
          <table:table-cell table:number-columns-repeated="8" office:value-type="string" calcext:value-type="string">
            <text:p/>
          </table:table-cell>
        </table:table-row>
        <table:table-row table:style-name="ro1" table:visibility="collapse">
          <table:table-cell table:formula="of:=[.S1]" office:value-type="float" office:value="3" calcext:value-type="float">
            <text:p>3</text:p>
          </table:table-cell>
          <table:table-cell table:formula="of:=[.S2]">
            <text:p/>
          </table:table-cell>
          <table:table-cell table:formula="of:=[.S3]" office:value-type="string" office:string-value="C" calcext:value-type="string">
            <text:p>C</text:p>
          </table:table-cell>
          <table:table-cell table:formula="of:=[.S4]" office:value-type="string" office:string-value="D" calcext:value-type="string">
            <text:p>D</text:p>
          </table:table-cell>
          <table:table-cell table:formula="of:=[.S5]" office:value-type="string" office:string-value="E" calcext:value-type="string">
            <text:p>E</text:p>
          </table:table-cell>
          <table:table-cell table:formula="of:=[.S6]" office:value-type="float" office:value="4" calcext:value-type="float">
            <text:p>4</text:p>
          </table:table-cell>
          <table:table-cell table:formula="of:=[.S7]" office:value-type="string" office:string-value="F4" calcext:value-type="string">
            <text:p>F4</text:p>
          </table:table-cell>
          <table:table-cell table:formula="of:=[.S8]" office:value-type="string" office:string-value="F5" calcext:value-type="string">
            <text:p>F5</text:p>
          </table:table-cell>
          <table:table-cell table:formula="of:=[.S9]">
            <text:p/>
          </table:table-cell>
          <table:table-cell table:formula="of:=[.S10]">
            <text:p/>
          </table:table-cell>
          <table:table-cell table:formula="of:=[.S11]">
            <text:p/>
          </table:table-cell>
          <table:table-cell table:formula="of:=[.S12]">
            <text:p/>
          </table:table-cell>
          <table:table-cell table:formula="of:=[.S13]">
            <text:p/>
          </table:table-cell>
          <table:table-cell table:style-name="cs2" table:formula="of:=[.S14]">
            <text:p/>
          </table:table-cell>
          <table:table-cell table:style-name="cs2" table:formula="of:=[.S15]">
            <text:p/>
          </table:table-cell>
          <table:table-cell table:style-name="cs2" table:formula="of:=[.S16]">
            <text:p/>
          </table:table-cell>
          <table:table-cell table:style-name="cs2" table:formula="of:=[.S17]">
            <text:p/>
          </table:table-cell>
          <table:table-cell table:style-name="cs2" table:formula="of:=[.S18]">
            <text:p/>
          </table:table-cell>
          <table:table-cell table:style-name="cs1" office:value-type="string" calcext:value-type="string">
            <text:p>X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 table:visibility="collapse">
          <table:table-cell table:formula="of:=[.T1]">
            <text:p/>
          </table:table-cell>
          <table:table-cell table:formula="of:=[.T2]" office:value-type="string" office:string-value="R_Alt" calcext:value-type="string">
            <text:p>R_Alt</text:p>
          </table:table-cell>
          <table:table-cell table:formula="of:=[.T3]" office:value-type="string" office:string-value="L_Alt" calcext:value-type="string">
            <text:p>L_Alt</text:p>
          </table:table-cell>
          <table:table-cell table:formula="of:=[.T4]">
            <text:p/>
          </table:table-cell>
          <table:table-cell table:formula="of:=[.T5]">
            <text:p/>
          </table:table-cell>
          <table:table-cell table:formula="of:=[.T6]">
            <text:p/>
          </table:table-cell>
          <table:table-cell table:formula="of:=[.T7]">
            <text:p/>
          </table:table-cell>
          <table:table-cell table:formula="of:=[.T8]">
            <text:p/>
          </table:table-cell>
          <table:table-cell table:formula="of:=[.T9]">
            <text:p/>
          </table:table-cell>
          <table:table-cell table:formula="of:=[.T10]">
            <text:p/>
          </table:table-cell>
          <table:table-cell table:formula="of:=[.T11]">
            <text:p/>
          </table:table-cell>
          <table:table-cell table:formula="of:=[.T12]">
            <text:p/>
          </table:table-cell>
          <table:table-cell table:formula="of:=[.T13]">
            <text:p/>
          </table:table-cell>
          <table:table-cell table:style-name="cs2" table:formula="of:=[.T14]">
            <text:p/>
          </table:table-cell>
          <table:table-cell table:style-name="cs2" table:formula="of:=[.T15]">
            <text:p/>
          </table:table-cell>
          <table:table-cell table:style-name="cs2" table:formula="of:=[.T16]">
            <text:p/>
          </table:table-cell>
          <table:table-cell table:style-name="cs2" table:formula="of:=[.T17]">
            <text:p/>
          </table:table-cell>
          <table:table-cell table:style-name="cs2" table:formula="of:=[.T18]">
            <text:p/>
          </table:table-cell>
          <table:table-cell table:style-name="cs2" table:formula="of:=[.T19]">
            <text:p/>
          </table:table-cell>
          <table:table-cell table:style-name="cs1" office:value-type="string" calcext:value-type="string">
            <text:p>X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 table:visibility="collapse">
          <table:table-cell table:formula="of:=[.U1]" office:value-type="string" office:string-value="Q" calcext:value-type="string">
            <text:p>Q</text:p>
          </table:table-cell>
          <table:table-cell table:formula="of:=[.U2]" office:value-type="string" office:string-value="Z" calcext:value-type="string">
            <text:p>Z</text:p>
          </table:table-cell>
          <table:table-cell table:formula="of:=[.U3]" office:value-type="string" office:string-value="X" calcext:value-type="string">
            <text:p>X</text:p>
          </table:table-cell>
          <table:table-cell table:formula="of:=[.U4]" office:value-type="string" office:string-value="S" calcext:value-type="string">
            <text:p>S</text:p>
          </table:table-cell>
          <table:table-cell table:formula="of:=[.U5]" office:value-type="string" office:string-value="W" calcext:value-type="string">
            <text:p>W</text:p>
          </table:table-cell>
          <table:table-cell table:formula="of:=[.U6]" office:value-type="float" office:value="2" calcext:value-type="float">
            <text:p>2</text:p>
          </table:table-cell>
          <table:table-cell table:formula="of:=[.U7]" office:value-type="string" office:string-value="F2" calcext:value-type="string">
            <text:p>F2</text:p>
          </table:table-cell>
          <table:table-cell table:formula="of:=[.U8]" office:value-type="string" office:string-value="F3" calcext:value-type="string">
            <text:p>F3</text:p>
          </table:table-cell>
          <table:table-cell table:formula="of:=[.U9]">
            <text:p/>
          </table:table-cell>
          <table:table-cell table:formula="of:=[.U10]">
            <text:p/>
          </table:table-cell>
          <table:table-cell table:formula="of:=[.U11]">
            <text:p/>
          </table:table-cell>
          <table:table-cell table:formula="of:=[.U12]">
            <text:p/>
          </table:table-cell>
          <table:table-cell table:formula="of:=[.U13]">
            <text:p/>
          </table:table-cell>
          <table:table-cell table:style-name="cs2" table:formula="of:=[.U14]">
            <text:p/>
          </table:table-cell>
          <table:table-cell table:style-name="cs2" table:formula="of:=[.U15]">
            <text:p/>
          </table:table-cell>
          <table:table-cell table:style-name="cs2" table:formula="of:=[.U16]">
            <text:p/>
          </table:table-cell>
          <table:table-cell table:style-name="cs2" table:formula="of:=[.U17]">
            <text:p/>
          </table:table-cell>
          <table:table-cell table:style-name="cs2" table:formula="of:=[.U18]">
            <text:p/>
          </table:table-cell>
          <table:table-cell table:style-name="cs2" table:formula="of:=[.U19]">
            <text:p/>
          </table:table-cell>
          <table:table-cell table:style-name="cs2" table:formula="of:=[.U20]">
            <text:p/>
          </table:table-cell>
          <table:table-cell table:style-name="cs1" office:value-type="string" calcext:value-type="string">
            <text:p>X</text:p>
          </table:table-cell>
          <table:table-cell table:number-columns-repeated="5" office:value-type="string" calcext:value-type="string">
            <text:p/>
          </table:table-cell>
        </table:table-row>
        <table:table-row table:style-name="ro1" table:visibility="collapse">
          <table:table-cell table:formula="of:=[.V1]">
            <text:p/>
          </table:table-cell>
          <table:table-cell table:formula="of:=[.V2]">
            <text:p/>
          </table:table-cell>
          <table:table-cell table:formula="of:=[.V3]">
            <text:p/>
          </table:table-cell>
          <table:table-cell table:formula="of:=[.V4]">
            <text:p/>
          </table:table-cell>
          <table:table-cell table:formula="of:=[.V5]" office:value-type="string" office:string-value="L_Wn" calcext:value-type="string">
            <text:p>L_Wn</text:p>
          </table:table-cell>
          <table:table-cell table:formula="of:=[.V6]">
            <text:p/>
          </table:table-cell>
          <table:table-cell table:formula="of:=[.V7]">
            <text:p/>
          </table:table-cell>
          <table:table-cell table:formula="of:=[.V8]">
            <text:p/>
          </table:table-cell>
          <table:table-cell table:formula="of:=[.V9]">
            <text:p/>
          </table:table-cell>
          <table:table-cell table:formula="of:=[.V10]">
            <text:p/>
          </table:table-cell>
          <table:table-cell table:formula="of:=[.V11]">
            <text:p/>
          </table:table-cell>
          <table:table-cell table:formula="of:=[.V12]">
            <text:p/>
          </table:table-cell>
          <table:table-cell table:formula="of:=[.V13]">
            <text:p/>
          </table:table-cell>
          <table:table-cell table:style-name="cs2" table:formula="of:=[.V14]">
            <text:p/>
          </table:table-cell>
          <table:table-cell table:style-name="cs2" table:formula="of:=[.V15]">
            <text:p/>
          </table:table-cell>
          <table:table-cell table:style-name="cs2" table:formula="of:=[.V16]">
            <text:p/>
          </table:table-cell>
          <table:table-cell table:style-name="cs2" table:formula="of:=[.V17]">
            <text:p/>
          </table:table-cell>
          <table:table-cell table:style-name="cs2" table:formula="of:=[.V18]">
            <text:p/>
          </table:table-cell>
          <table:table-cell table:style-name="cs2" table:formula="of:=[.V19]">
            <text:p/>
          </table:table-cell>
          <table:table-cell table:style-name="cs2" table:formula="of:=[.V20]">
            <text:p/>
          </table:table-cell>
          <table:table-cell table:style-name="cs2" table:formula="of:=[.V21]">
            <text:p/>
          </table:table-cell>
          <table:table-cell table:style-name="cs1" office:value-type="string" calcext:value-type="string">
            <text:p>X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 table:visibility="collapse">
          <table:table-cell table:formula="of:=[.W1]" office:value-type="string" office:string-value="R_Ct" calcext:value-type="string">
            <text:p>R_Ct</text:p>
          </table:table-cell>
          <table:table-cell table:formula="of:=[.W2]">
            <text:p/>
          </table:table-cell>
          <table:table-cell table:formula="of:=[.W3]">
            <text:p/>
          </table:table-cell>
          <table:table-cell table:formula="of:=[.W4]">
            <text:p/>
          </table:table-cell>
          <table:table-cell table:formula="of:=[.W5]">
            <text:p/>
          </table:table-cell>
          <table:table-cell table:formula="of:=[.W6]" office:value-type="string" office:string-value="L_Ct" calcext:value-type="string">
            <text:p>L_Ct</text:p>
          </table:table-cell>
          <table:table-cell table:formula="of:=[.W7]">
            <text:p/>
          </table:table-cell>
          <table:table-cell table:formula="of:=[.W8]">
            <text:p/>
          </table:table-cell>
          <table:table-cell table:formula="of:=[.W9]">
            <text:p/>
          </table:table-cell>
          <table:table-cell table:formula="of:=[.W10]">
            <text:p/>
          </table:table-cell>
          <table:table-cell table:formula="of:=[.W11]">
            <text:p/>
          </table:table-cell>
          <table:table-cell table:formula="of:=[.W12]">
            <text:p/>
          </table:table-cell>
          <table:table-cell table:formula="of:=[.W13]">
            <text:p/>
          </table:table-cell>
          <table:table-cell table:style-name="cs2" table:formula="of:=[.W14]">
            <text:p/>
          </table:table-cell>
          <table:table-cell table:style-name="cs2" table:formula="of:=[.W15]">
            <text:p/>
          </table:table-cell>
          <table:table-cell table:style-name="cs2" table:formula="of:=[.W16]">
            <text:p/>
          </table:table-cell>
          <table:table-cell table:style-name="cs2" table:formula="of:=[.W17]">
            <text:p/>
          </table:table-cell>
          <table:table-cell table:style-name="cs2" table:formula="of:=[.W18]">
            <text:p/>
          </table:table-cell>
          <table:table-cell table:style-name="cs2" table:formula="of:=[.W19]">
            <text:p/>
          </table:table-cell>
          <table:table-cell table:style-name="cs2" table:formula="of:=[.W20]">
            <text:p/>
          </table:table-cell>
          <table:table-cell table:style-name="cs2" table:formula="of:=[.W21]">
            <text:p/>
          </table:table-cell>
          <table:table-cell table:style-name="cs2" table:formula="of:=[.W22]">
            <text:p/>
          </table:table-cell>
          <table:table-cell table:style-name="cs1" office:value-type="string" calcext:value-type="string">
            <text:p>X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 table:visibility="collapse">
          <table:table-cell table:formula="of:=[.X1]">
            <text:p/>
          </table:table-cell>
          <table:table-cell table:formula="of:=[.X2]">
            <text:p/>
          </table:table-cell>
          <table:table-cell table:formula="of:=[.X3]">
            <text:p/>
          </table:table-cell>
          <table:table-cell table:formula="of:=[.X4]" office:value-type="string" office:string-value="R_Sh" calcext:value-type="string">
            <text:p>R_Sh</text:p>
          </table:table-cell>
          <table:table-cell table:formula="of:=[.X5]">
            <text:p/>
          </table:table-cell>
          <table:table-cell table:formula="of:=[.X6]">
            <text:p/>
          </table:table-cell>
          <table:table-cell table:formula="of:=[.X7]" office:value-type="string" office:string-value="L_Sh" calcext:value-type="string">
            <text:p>L_Sh</text:p>
          </table:table-cell>
          <table:table-cell table:formula="of:=[.X8]">
            <text:p/>
          </table:table-cell>
          <table:table-cell table:formula="of:=[.X9]">
            <text:p/>
          </table:table-cell>
          <table:table-cell table:formula="of:=[.X10]">
            <text:p/>
          </table:table-cell>
          <table:table-cell table:formula="of:=[.X11]">
            <text:p/>
          </table:table-cell>
          <table:table-cell table:formula="of:=[.X12]">
            <text:p/>
          </table:table-cell>
          <table:table-cell table:formula="of:=[.X13]">
            <text:p/>
          </table:table-cell>
          <table:table-cell table:style-name="cs2" table:formula="of:=[.X14]">
            <text:p/>
          </table:table-cell>
          <table:table-cell table:style-name="cs2" table:formula="of:=[.X15]">
            <text:p/>
          </table:table-cell>
          <table:table-cell table:style-name="cs2" table:formula="of:=[.X16]">
            <text:p/>
          </table:table-cell>
          <table:table-cell table:style-name="cs2" table:formula="of:=[.X17]">
            <text:p/>
          </table:table-cell>
          <table:table-cell table:style-name="cs2" table:formula="of:=[.X18]">
            <text:p/>
          </table:table-cell>
          <table:table-cell table:style-name="cs2" table:formula="of:=[.X19]">
            <text:p/>
          </table:table-cell>
          <table:table-cell table:style-name="cs2" table:formula="of:=[.X20]">
            <text:p/>
          </table:table-cell>
          <table:table-cell table:style-name="cs2" table:formula="of:=[.X21]">
            <text:p/>
          </table:table-cell>
          <table:table-cell table:style-name="cs2" table:formula="of:=[.X22]">
            <text:p/>
          </table:table-cell>
          <table:table-cell table:style-name="cs2" table:formula="of:=[.X23]">
            <text:p/>
          </table:table-cell>
          <table:table-cell table:style-name="cs1" office:value-type="string" calcext:value-type="string">
            <text:p>X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 table:visibility="collapse">
          <table:table-cell table:formula="of:=[.Y1]" office:value-type="float" office:value="1" calcext:value-type="float">
            <text:p>1</text:p>
          </table:table-cell>
          <table:table-cell table:formula="of:=[.Y2]">
            <text:p/>
          </table:table-cell>
          <table:table-cell table:formula="of:=[.Y3]" office:value-type="string" office:string-value="A" calcext:value-type="string">
            <text:p>A</text:p>
          </table:table-cell>
          <table:table-cell table:formula="of:=[.Y4]" office:value-type="string" office:string-value="Caps" calcext:value-type="string">
            <text:p>Caps</text:p>
          </table:table-cell>
          <table:table-cell table:formula="of:=[.Y5]" office:value-type="string" office:string-value="Tab" calcext:value-type="string">
            <text:p>Tab</text:p>
          </table:table-cell>
          <table:table-cell table:formula="of:=[.Y6]" office:value-type="string" office:string-value="~" calcext:value-type="string">
            <text:p>~</text:p>
          </table:table-cell>
          <table:table-cell table:formula="of:=[.Y7]" office:value-type="string" office:string-value="F1" calcext:value-type="string">
            <text:p>F1</text:p>
          </table:table-cell>
          <table:table-cell table:formula="of:=[.Y8]" office:value-type="string" office:string-value="ESC" calcext:value-type="string">
            <text:p>ESC</text:p>
          </table:table-cell>
          <table:table-cell table:formula="of:=[.Y9]">
            <text:p/>
          </table:table-cell>
          <table:table-cell table:formula="of:=[.Y10]">
            <text:p/>
          </table:table-cell>
          <table:table-cell table:formula="of:=[.Y11]">
            <text:p/>
          </table:table-cell>
          <table:table-cell table:formula="of:=[.Y12]">
            <text:p/>
          </table:table-cell>
          <table:table-cell table:formula="of:=[.Y13]">
            <text:p/>
          </table:table-cell>
          <table:table-cell table:style-name="cs2" table:formula="of:=[.Y14]">
            <text:p/>
          </table:table-cell>
          <table:table-cell table:style-name="cs2" table:formula="of:=[.Y15]">
            <text:p/>
          </table:table-cell>
          <table:table-cell table:style-name="cs2" table:formula="of:=[.Y16]">
            <text:p/>
          </table:table-cell>
          <table:table-cell table:style-name="cs2" table:formula="of:=[.Y17]">
            <text:p/>
          </table:table-cell>
          <table:table-cell table:style-name="cs2" table:formula="of:=[.Y18]">
            <text:p/>
          </table:table-cell>
          <table:table-cell table:style-name="cs2" table:formula="of:=[.Y19]">
            <text:p/>
          </table:table-cell>
          <table:table-cell table:style-name="cs2" table:formula="of:=[.Y20]">
            <text:p/>
          </table:table-cell>
          <table:table-cell table:style-name="cs2" table:formula="of:=[.Y21]">
            <text:p/>
          </table:table-cell>
          <table:table-cell table:style-name="cs2" table:formula="of:=[.Y22]">
            <text:p/>
          </table:table-cell>
          <table:table-cell table:style-name="cs2" table:formula="of:=[.Y23]">
            <text:p/>
          </table:table-cell>
          <table:table-cell table:style-name="cs2" table:formula="of:=[.Y24]">
            <text:p/>
          </table:table-cell>
          <table:table-cell table:style-name="cs1" office:value-type="string" calcext:value-type="string">
            <text:p>X</text:p>
          </table:table-cell>
          <table:table-cell office:value-type="string" calcext:value-type="string">
            <text:p/>
          </table:table-cell>
        </table:table-row>
        <table:table-row table:style-name="ro1" table:visibility="collapse">
          <table:table-cell table:formula="of:=[.Z1]">
            <text:p/>
          </table:table-cell>
          <table:table-cell table:formula="of:=[.Z2]">
            <text:p/>
          </table:table-cell>
          <table:table-cell table:formula="of:=[.Z3]">
            <text:p/>
          </table:table-cell>
          <table:table-cell table:formula="of:=[.Z4]">
            <text:p/>
          </table:table-cell>
          <table:table-cell table:formula="of:=[.Z5]">
            <text:p/>
          </table:table-cell>
          <table:table-cell table:formula="of:=[.Z6]">
            <text:p/>
          </table:table-cell>
          <table:table-cell table:formula="of:=[.Z7]">
            <text:p/>
          </table:table-cell>
          <table:table-cell table:formula="of:=[.Z8]" office:value-type="string" office:string-value="Fn" calcext:value-type="string">
            <text:p>Fn</text:p>
          </table:table-cell>
          <table:table-cell table:formula="of:=[.Z9]">
            <text:p/>
          </table:table-cell>
          <table:table-cell table:formula="of:=[.Z10]">
            <text:p/>
          </table:table-cell>
          <table:table-cell table:formula="of:=[.Z11]">
            <text:p/>
          </table:table-cell>
          <table:table-cell table:formula="of:=[.Z12]">
            <text:p/>
          </table:table-cell>
          <table:table-cell table:formula="of:=[.Z13]">
            <text:p/>
          </table:table-cell>
          <table:table-cell table:style-name="cs2" table:formula="of:=[.Z14]">
            <text:p/>
          </table:table-cell>
          <table:table-cell table:style-name="cs2" table:formula="of:=[.Z15]">
            <text:p/>
          </table:table-cell>
          <table:table-cell table:style-name="cs2" table:formula="of:=[.Z16]">
            <text:p/>
          </table:table-cell>
          <table:table-cell table:style-name="cs2" table:formula="of:=[.Z17]">
            <text:p/>
          </table:table-cell>
          <table:table-cell table:style-name="cs2" table:formula="of:=[.Z18]">
            <text:p/>
          </table:table-cell>
          <table:table-cell table:style-name="cs2" table:formula="of:=[.Z19]">
            <text:p/>
          </table:table-cell>
          <table:table-cell table:style-name="cs2" table:formula="of:=[.Z20]">
            <text:p/>
          </table:table-cell>
          <table:table-cell table:style-name="cs2" table:formula="of:=[.Z21]">
            <text:p/>
          </table:table-cell>
          <table:table-cell table:style-name="cs2" table:formula="of:=[.Z22]">
            <text:p/>
          </table:table-cell>
          <table:table-cell table:style-name="cs2" table:formula="of:=[.Z23]">
            <text:p/>
          </table:table-cell>
          <table:table-cell table:style-name="cs2" table:formula="of:=[.Z24]">
            <text:p/>
          </table:table-cell>
          <table:table-cell table:style-name="cs2" table:formula="of:=[.Z25]">
            <text:p/>
          </table:table-cell>
          <table:table-cell table:style-name="cs1" office:value-type="string" calcext:value-type="string">
            <text:p>X</text:p>
          </table:table-cell>
        </table:table-row>
        <table:table-row table:style-name="ro1">
          <table:table-cell table:style-name="cs4" office:value-type="string" calcext:value-type="string">
            <text:p>1</text:p>
          </table:table-cell>
          <table:table-cell table:style-name="cs4" office:value-type="string" calcext:value-type="string">
            <text:p>2</text:p>
          </table:table-cell>
          <table:table-cell table:style-name="cs4" office:value-type="string" calcext:value-type="string">
            <text:p>3</text:p>
          </table:table-cell>
          <table:table-cell table:style-name="cs4" office:value-type="string" calcext:value-type="string">
            <text:p>4</text:p>
          </table:table-cell>
          <table:table-cell table:style-name="cs4" office:value-type="string" calcext:value-type="string">
            <text:p>5</text:p>
          </table:table-cell>
          <table:table-cell table:style-name="cs4" office:value-type="string" calcext:value-type="string">
            <text:p>6</text:p>
          </table:table-cell>
          <table:table-cell table:style-name="cs4" office:value-type="string" calcext:value-type="string">
            <text:p>7</text:p>
          </table:table-cell>
          <table:table-cell table:style-name="cs4" office:value-type="string" calcext:value-type="string">
            <text:p>8</text:p>
          </table:table-cell>
          <table:table-cell table:style-name="cs4" office:value-type="string" calcext:value-type="string">
            <text:p>9</text:p>
          </table:table-cell>
          <table:table-cell table:style-name="cs4" office:value-type="string" calcext:value-type="string">
            <text:p>10</text:p>
          </table:table-cell>
          <table:table-cell table:style-name="cs4" office:value-type="string" calcext:value-type="string">
            <text:p>11</text:p>
          </table:table-cell>
          <table:table-cell table:style-name="cs4" office:value-type="string" calcext:value-type="string">
            <text:p>12</text:p>
          </table:table-cell>
          <table:table-cell table:style-name="cs4" office:value-type="string" calcext:value-type="string">
            <text:p>13</text:p>
          </table:table-cell>
          <table:table-cell table:style-name="cs4" office:value-type="string" calcext:value-type="string">
            <text:p>14</text:p>
          </table:table-cell>
          <table:table-cell table:style-name="cs4" office:value-type="string" calcext:value-type="string">
            <text:p>15</text:p>
          </table:table-cell>
          <table:table-cell table:style-name="cs4" office:value-type="string" calcext:value-type="string">
            <text:p>16</text:p>
          </table:table-cell>
          <table:table-cell table:style-name="cs4" office:value-type="string" calcext:value-type="string">
            <text:p>17</text:p>
          </table:table-cell>
          <table:table-cell table:style-name="cs4" office:value-type="string" calcext:value-type="string">
            <text:p>18</text:p>
          </table:table-cell>
          <table:table-cell table:style-name="cs4" office:value-type="string" calcext:value-type="string">
            <text:p>19</text:p>
          </table:table-cell>
          <table:table-cell table:style-name="cs4" office:value-type="string" calcext:value-type="string">
            <text:p>20</text:p>
          </table:table-cell>
          <table:table-cell table:style-name="cs4" office:value-type="string" calcext:value-type="string">
            <text:p>21</text:p>
          </table:table-cell>
          <table:table-cell table:style-name="cs4" office:value-type="string" calcext:value-type="string">
            <text:p>22</text:p>
          </table:table-cell>
          <table:table-cell table:style-name="cs4" office:value-type="string" calcext:value-type="string">
            <text:p>23</text:p>
          </table:table-cell>
          <table:table-cell table:style-name="cs4" office:value-type="string" calcext:value-type="string">
            <text:p>24</text:p>
          </table:table-cell>
          <table:table-cell table:style-name="cs4" office:value-type="string" calcext:value-type="string">
            <text:p>25</text:p>
          </table:table-cell>
          <table:table-cell table:style-name="cs4" office:value-type="string" calcext:value-type="string">
            <text:p>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Large_20_number" style:display-name="Large number" style:family="table-cell" style:parent-style-name="Default">
      <style:text-properties style:font-name="Arial" fo:font-family="Arial" fo:font-size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dc:date>2019-07-20T18:27:29.018239738</dc:date>
    <meta:editing-duration>PT1H40M49S</meta:editing-duration>
    <meta:editing-cycles>5</meta:editing-cycles>
    <meta:document-statistic meta:table-count="1" meta:cell-count="702" meta:object-count="0"/>
  </office:meta>
</office:document-meta>
</file>